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Linienspitzen_20_1" draw:marker-end-width="0.3cm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5.75cm"/>
      <style:paragraph-properties style:writing-mode="lr-tb"/>
    </style:style>
    <style:style style:name="gr3" style:family="graphic" style:parent-style-name="objectwithoutfill">
      <style:graphic-properties svg:stroke-color="#000000" draw:marker-end="Linienspitzen_20_2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Linienspitzen_20_3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Linienspitzen_20_4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3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5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0cm" fo:min-width="2.25cm" fo:wrap-option="wrap"/>
    </style:style>
    <style:style style:name="gr9" style:family="graphic" style:parent-style-name="standard">
      <style:graphic-properties svg:stroke-color="#000000" draw:fill="none" draw:textarea-vertical-align="middle" draw:auto-grow-height="false" fo:min-height="0.438cm" fo:min-width="0cm" fo:wrap-option="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3.75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25cm" fo:min-width="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Vollkorn"/>
    </style:style>
    <style:style style:name="P3" style:family="paragraph">
      <loext:graphic-properties draw:fill-color="#ffffff"/>
      <style:paragraph-properties fo:text-align="center" style:writing-mode="lr-tb"/>
      <style:text-properties style:font-name="Vollkorn"/>
    </style:style>
    <style:style style:name="P4" style:family="paragraph">
      <style:paragraph-properties fo:text-align="center" style:writing-mode="lr-tb"/>
      <style:text-properties style:font-name="Vollkorn"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 style:writing-mode="lr-tb"/>
      <style:text-properties style:font-name="Vollkorn" fo:font-weight="bold" style:font-weight-asian="bold" style:font-weight-complex="bold"/>
    </style:style>
    <style:style style:name="P6" style:family="paragraph">
      <style:text-properties style:font-name="Vollkorn"/>
    </style:style>
    <style:style style:name="P7" style:family="paragraph">
      <loext:graphic-properties draw:fill="none" draw:fill-color="#ffffff"/>
      <style:paragraph-properties style:writing-mode="lr-tb"/>
      <style:text-properties style:font-name="Vollkorn"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Vollkorn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Vollkorn"/>
    </style:style>
    <style:style style:name="T1" style:family="text">
      <style:text-properties style:font-name="Vollkorn" fo:font-weight="bold" style:font-weight-asian="bold" style:font-weight-complex="bold"/>
    </style:style>
    <style:style style:name="T2" style:family="text">
      <style:text-properties style:font-name="Vollkorn"/>
    </style:style>
    <style:style style:name="T3" style:family="text">
      <style:text-properties style:text-position="-8% 58%" style:font-name="Vollkorn"/>
    </style:style>
    <style:style style:name="T4" style:family="text">
      <style:text-properties style:font-name="Vollkor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5cm" svg:y1="4.25cm" svg:x2="14.5cm" svg:y2="6cm">
          <text:p/>
        </draw:line>
        <draw:line draw:style-name="gr1" draw:text-style-name="P1" draw:layer="layout" svg:x1="13.5cm" svg:y1="9cm" svg:x2="10.75cm" svg:y2="10.5cm">
          <text:p/>
        </draw:line>
        <draw:custom-shape draw:style-name="gr2" draw:text-style-name="P3" draw:layer="layout" svg:width="6.25cm" svg:height="2.5cm" svg:x="11.5cm" svg:y="6.25cm">
          <text:p text:style-name="P2"><text:span text:style-name="T1">Tattvayogabindu</text:span></text:p>
          <text:p text:style-name="P2"><text:span text:style-name="T2">(Archetyp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5cm" svg:height="2.5cm" svg:x="11.5cm" svg:y="1.5cm">
          <text:p text:style-name="P2"><text:span text:style-name="T1">Yogatattvabindu</text:span></text:p>
          <text:p text:style-name="P2"><text:span text:style-name="T2">(Urtext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5cm" svg:height="2.5cm" svg:x="15cm" svg:y="10.75cm">
          <text:p text:style-name="P2"><text:span text:style-name="T1">Tattvabinduyoga</text:span></text:p>
          <text:p text:style-name="P2"><text:span text:style-name="T2">(β = B, L, P, U</text:span><text:span text:style-name="T3">2</text:span><text:span text:style-name="T2">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25cm" svg:y1="13.75cm" svg:x2="19.5cm" svg:y2="16.5cm">
          <text:p/>
        </draw:line>
        <draw:line draw:style-name="gr4" draw:text-style-name="P1" draw:layer="layout" svg:x1="16cm" svg:y1="13.75cm" svg:x2="25.25cm" svg:y2="16.5cm">
          <text:p/>
        </draw:line>
        <draw:line draw:style-name="gr5" draw:text-style-name="P1" draw:layer="layout" svg:x1="12.75cm" svg:y1="13.75cm" svg:x2="3.75cm" svg:y2="16.5cm">
          <text:p/>
        </draw:line>
        <draw:custom-shape draw:style-name="gr6" draw:text-style-name="P5" draw:layer="layout" svg:width="4cm" svg:height="2.5cm" svg:x="7cm" svg:y="16.75cm">
          <text:p text:style-name="P4"><text:span text:style-name="T1">Rājayoga- prakāra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555cm" svg:height="0.839cm" svg:x="11.75cm" svg:y="4.75cm">
          <draw:text-box>
            <text:p text:style-name="P6"><text:span text:style-name="T4">Metathesis</text:span></text:p>
          </draw:text-box>
        </draw:frame>
        <draw:custom-shape draw:style-name="gr8" draw:text-style-name="P1" draw:layer="layout" svg:width="2.75cm" svg:height="0.001cm" svg:x="15.25cm" svg:y="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25cm" svg:height="0.75cm" svg:x="11.75cm" svg:y="4.7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1" draw:layer="layout" svg:width="0.25cm" svg:height="0.75cm" svg:x="14cm" svg:y="4.7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" draw:text-style-name="P7" draw:layer="layout" svg:width="2.555cm" svg:height="0.839cm" svg:x="18cm" svg:y="9.275cm">
          <draw:text-box>
            <text:p text:style-name="P6"><text:span text:style-name="T4">Metathesis</text:span></text:p>
          </draw:text-box>
        </draw:frame>
        <draw:custom-shape draw:style-name="gr9" draw:text-style-name="P1" draw:layer="layout" svg:width="0.25cm" svg:height="0.75cm" svg:x="20.25cm" svg:y="9.25cm">
          <text:p/>
          <draw:enhanced-geometry svg:viewBox="0 0 21600 21600" draw:glue-points="0 0 0 21600 21600 10800" draw:text-areas="0 ?f3 15150 ?f4" draw:type="right-bracket" draw:modifiers="488.948069241012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9" draw:text-style-name="P1" draw:layer="layout" svg:width="0.25cm" svg:height="0.75cm" svg:x="18cm" svg:y="9.25cm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0" draw:text-style-name="P3" draw:layer="layout" svg:width="4.25cm" svg:height="2.5cm" svg:x="17.5cm" svg:y="16.75cm">
          <text:p text:style-name="P2"><text:span text:style-name="T1">Binduyoga</text:span></text:p>
          <text:p text:style-name="P2"><text:span text:style-name="T2">(E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75cm" svg:y1="13.75cm" svg:x2="9cm" svg:y2="16.5cm">
          <text:p/>
        </draw:line>
        <draw:custom-shape draw:style-name="gr2" draw:text-style-name="P3" draw:layer="layout" svg:width="6.25cm" svg:height="2.5cm" svg:x="7.5cm" svg:y="10.75cm">
          <text:p text:style-name="P2"><text:span text:style-name="T1">Tattvayogabindu</text:span></text:p>
          <text:p text:style-name="P2"><text:span text:style-name="T2">(α = D, N</text:span><text:span text:style-name="T3">1</text:span><text:span text:style-name="T2">, N</text:span><text:span text:style-name="T3">2</text:span><text:span text:style-name="T2">, U</text:span><text:span text:style-name="T3">1</text:span><text:span text:style-name="T2">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25cm" svg:y1="9cm" svg:x2="18cm" svg:y2="10.5cm">
          <text:p/>
        </draw:line>
        <draw:custom-shape draw:style-name="gr10" draw:text-style-name="P3" draw:layer="layout" svg:width="4.25cm" svg:height="2.5cm" svg:x="12.25cm" svg:y="16.75cm">
          <text:p text:style-name="P2"><text:span text:style-name="T1">Rājayoga-vicāra 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25cm" svg:height="2.5cm" svg:x="1.5cm" svg:y="16.75cm">
          <text:p text:style-name="P2"><text:span text:style-name="T1"/></text:p>
          <text:p text:style-name="P2"><text:span text:style-name="T1">Rājayoga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5cm" svg:height="2.5cm" svg:x="23cm" svg:y="16.75cm">
          <text:p text:style-name="P8"><text:span text:style-name="T1"/></text:p>
          <text:p text:style-name="P8"><text:span text:style-name="T1">Tattvajñāna-</text:span></text:p>
          <text:p text:style-name="P8"><text:span text:style-name="T1">pradīpikā</text:span></text:p>
          <text:p text:style-name="P8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5cm" svg:y1="13.75cm" svg:x2="14.5cm" svg:y2="16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6T21:53:24.786902344</meta:creation-date>
    <dc:date>2024-07-18T11:35:55.247614210</dc:date>
    <meta:editing-duration>PT1H6M10S</meta:editing-duration>
    <meta:editing-cycles>8</meta:editing-cycles>
    <meta:generator>LibreOffice/7.3.7.2$Linux_X86_64 LibreOffice_project/30$Build-2</meta:generator>
    <meta:document-statistic meta:object-count="24"/>
  </office:meta>
</office:document-meta>
</file>